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9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22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3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pt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ar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{d[type, i].brand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d[type+1, i+1].brand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12:21:01.55985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7:53.658941000</meta:creation-date>
    <dc:date>2019-04-15T12:22:36.866143531</dc:date>
    <meta:editing-duration>PT9M29S</meta:editing-duration>
    <meta:editing-cycles>4</meta:editing-cycles>
    <meta:generator>LibreOffice/6.0.3.2$Linux_X86_64 LibreOffice_project/00m0$Build-2</meta:generator>
    <meta:document-statistic meta:table-count="1" meta:cell-count="3" meta:object-count="0"/>
  </office:meta>
</office:document-meta>
</file>